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officeooo:paragraph-rsid="00469e73"/>
    </style:style>
    <style:style style:name="P121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6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6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7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7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7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78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79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81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82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85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86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87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88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8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9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94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96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98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officeooo:rsid="0046e4b3"/>
    </style:style>
    <style:style style:name="T53" style:family="text">
      <style:text-properties officeooo:rsid="00486edb"/>
    </style:style>
    <style:style style:name="T54" style:family="text">
      <style:text-properties officeooo:rsid="004a7bfc"/>
    </style:style>
    <style:style style:name="T55" style:family="text">
      <style:text-properties officeooo:rsid="004b7e53"/>
    </style:style>
    <style:style style:name="T56" style:family="text">
      <style:text-properties officeooo:rsid="005039e1"/>
    </style:style>
    <style:style style:name="T57" style:family="text">
      <style:text-properties officeooo:rsid="00527044"/>
    </style:style>
    <style:style style:name="T58" style:family="text">
      <style:text-properties officeooo:rsid="0054517a"/>
    </style:style>
    <style:style style:name="T59" style:family="text">
      <style:text-properties officeooo:rsid="00546cea"/>
    </style:style>
    <style:style style:name="T60" style:family="text">
      <style:text-properties officeooo:rsid="0055bf67"/>
    </style:style>
    <style:style style:name="T61" style:family="text">
      <style:text-properties officeooo:rsid="004c20d1"/>
    </style:style>
    <style:style style:name="T62" style:family="text">
      <style:text-properties officeooo:rsid="00591212"/>
    </style:style>
    <style:style style:name="T63" style:family="text">
      <style:text-properties officeooo:rsid="005b1080"/>
    </style:style>
    <style:style style:name="T64" style:family="text">
      <style:text-properties officeooo:rsid="005c2d08"/>
    </style:style>
    <style:style style:name="T65" style:family="text">
      <style:text-properties officeooo:rsid="005f2823"/>
    </style:style>
    <style:style style:name="T66" style:family="text">
      <style:text-properties officeooo:rsid="0059c8de"/>
    </style:style>
    <style:style style:name="T67" style:family="text">
      <style:text-properties officeooo:rsid="00638079"/>
    </style:style>
    <style:style style:name="T68" style:family="text">
      <style:text-properties officeooo:rsid="0066a172"/>
    </style:style>
    <style:style style:name="T69" style:family="text">
      <style:text-properties officeooo:rsid="006ed683"/>
    </style:style>
    <style:style style:name="T70" style:family="text">
      <style:text-properties officeooo:rsid="006dcc14"/>
    </style:style>
    <style:style style:name="T71" style:family="text">
      <style:text-properties officeooo:rsid="00709615"/>
    </style:style>
    <style:style style:name="T72" style:family="text">
      <style:text-properties officeooo:rsid="0071b84a"/>
    </style:style>
    <style:style style:name="T73" style:family="text">
      <style:text-properties officeooo:rsid="0072794f"/>
    </style:style>
    <style:style style:name="T74" style:family="text">
      <style:text-properties officeooo:rsid="0075d340"/>
    </style:style>
    <style:style style:name="T75" style:family="text">
      <style:text-properties officeooo:rsid="00773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7"/>
      <text:p text:style-name="P27">Presentació assignatura</text:p>
      <text:p text:style-name="P37">Comentem web assignatura</text:p>
      <text:p text:style-name="P50">Comentem unitats </text:p>
      <text:list xml:id="list8909543891262734431" text:style-name="L1">
        <text:list-item>
          <text:p text:style-name="P162"><text:a xlink:type="simple" xlink:href="https://paulinoposada.github.io/web_e/web_e_2425/documents/apunts/unitat_1_ley_ohm/e_apunts_ud_1_1_gs.pdf">1.1 Circuit elèctric</text:a></text:p>
        </text:list-item>
        <text:list-item>
          <text:p text:style-name="P162"><text:a xlink:type="simple" xlink:href="https://paulinoposada.github.io/web_e/web_e_2425/documents/apunts/unitat_1_ley_ohm/e_apunts_ud_1_2_gs.pdf">1.2 Llei d'ohm</text:a></text:p>
        </text:list-item>
        <text:list-item>
          <text:p text:style-name="P162"><text:a xlink:type="simple" xlink:href="https://paulinoposada.github.io/web_e/web_e_2425/documents/apunts/unitat_2_seguridad/e_apunts_ud_2_1_gs.pdf">2 Seguretat</text:a></text:p>
        </text:list-item>
        <text:list-item>
          <text:p text:style-name="P16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6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7"/>
      <text:p text:style-name="P37"/>
      <text:p text:style-name="P3">Di<text:span text:style-name="T3">jous</text:span><text:tab/><text:tab/><text:tab/><text:tab/>2<text:span text:style-name="T3">6</text:span>/09/2<text:span text:style-name="T1">4</text:span></text:p>
      <text:p text:style-name="P28"/>
      <text:p text:style-name="P38">Comentem </text:p>
      <text:list xml:id="list893097607673503188" text:style-name="L2">
        <text:list-item>
          <text:p text:style-name="P16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8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6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1"/>
      <text:p text:style-name="P51"/>
      <text:p text:style-name="P4">Di<text:span text:style-name="T5">vendres</text:span><text:tab/><text:tab/><text:tab/>2<text:span text:style-name="T5">7</text:span>/09/2<text:span text:style-name="T1">4</text:span></text:p>
      <text:p text:style-name="P29"/>
      <text:p text:style-name="P39">Comentem </text:p>
      <text:list xml:id="list224222997680009" text:continue-numbering="true" text:style-name="L2">
        <text:list-item>
          <text:p text:style-name="P16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7"/>
      <text:p text:style-name="P57"/>
      <text:p text:style-name="P57"/>
      <text:p text:style-name="P57"/>
      <text:p text:style-name="P5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9"/>
      <text:p text:style-name="P52">Comentem <text:s/></text:p>
      <text:list xml:id="list224222802355165" text:continue-list="list8909543891262734431" text:style-name="L1">
        <text:list-item>
          <text:p text:style-name="P16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67">Programa de simulació Cade Simu</text:p>
        </text:list-item>
      </text:list>
      <text:p text:style-name="P39"/>
      <text:p text:style-name="P39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9"/>
      <text:p text:style-name="P39">Comentem </text:p>
      <text:list xml:id="list6154515186694581246" text:style-name="L3">
        <text:list-item>
          <text:p text:style-name="P17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81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81">Baixem al taller i comentem connexió font d'alimentació de PC que utilitzarem per les pràctiques de cc.</text:p>
          <text:p text:style-name="P182"><text:s/></text:p>
        </text:list-item>
      </text:list>
      <text:p text:style-name="P52"/>
      <text:p text:style-name="P52"/>
      <text:p text:style-name="P15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9"/>
      <text:p text:style-name="P39">Comentem </text:p>
      <text:list xml:id="list224221905295090" text:continue-numbering="true" text:style-name="L3">
        <text:list-item>
          <text:p text:style-name="P189">Baixem al taller i feim practiques amb circuits pont.</text:p>
        </text:list-item>
      </text:list>
      <text:p text:style-name="P58"/>
      <text:p text:style-name="P5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0"/>
      <text:p text:style-name="P53">Comentem <text:s/></text:p>
      <text:list xml:id="list224222880236805" text:continue-list="list224222802355165" text:style-name="L1">
        <text:list-item>
          <text:p text:style-name="P16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68"/>
        </text:list-item>
      </text:list>
      <text:p text:style-name="P40"/>
      <text:p text:style-name="P40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0"/>
      <text:p text:style-name="P40">Comentem </text:p>
      <text:list xml:id="list4061882346261568767" text:style-name="L4">
        <text:list-item>
          <text:p text:style-name="P190">Comentem pràctica Wheatstone amb dos diodes, corrent per la diagonal en els següents casos: </text:p>
          <text:p text:style-name="P190">cas 1: potenciòmetre a màxima resistència </text:p>
          <text:p text:style-name="P190">cas 2: potenciòmetre a resistència igual a R3</text:p>
          <text:p text:style-name="P190">cas 3: potenciòmetrea a mínima resistència</text:p>
        </text:list-item>
        <text:list-item>
          <text:p text:style-name="P17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90"/>
          <text:p text:style-name="P183"><text:s/></text:p>
        </text:list-item>
      </text:list>
      <text:p text:style-name="P53"/>
      <text:p text:style-name="P5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0"/>
      <text:p text:style-name="P40">Comentem </text:p>
      <text:list xml:id="list224222657359761" text:continue-numbering="true" text:style-name="L4">
        <text:list-item>
          <text:p text:style-name="P17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1"/>
      <text:p text:style-name="P54">Comentem <text:s/></text:p>
      <text:list xml:id="list224222281638760" text:continue-list="list224222880236805" text:style-name="L1">
        <text:list-item>
          <text:p text:style-name="P16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69"/>
        </text:list-item>
      </text:list>
      <text:p text:style-name="P41"/>
      <text:p text:style-name="P41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1"/>
      <text:p text:style-name="P41">Comentem </text:p>
      <text:list xml:id="list4448128766818006112" text:style-name="L5">
        <text:list-item>
          <text:p text:style-name="P192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92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91"/>
          <text:p text:style-name="P184"><text:s/></text:p>
        </text:list-item>
      </text:list>
      <text:p text:style-name="P54"/>
      <text:p text:style-name="P54"/>
      <text:p text:style-name="P6"/>
      <text:p text:style-name="P156">Di<text:span text:style-name="T5">vendres</text:span><text:tab/><text:tab/><text:tab/><text:span text:style-name="T8">18</text:span>/<text:span text:style-name="T6">10</text:span>/2<text:span text:style-name="T1">4</text:span></text:p>
      <text:p text:style-name="P31"/>
      <text:p text:style-name="P41">Comentem </text:p>
      <text:list xml:id="list224223033981362" text:continue-numbering="true" text:style-name="L5">
        <text:list-item>
          <text:p text:style-name="P195">Comentem <text:a xlink:type="simple" xlink:href="https://paulinoposada.github.io/web_e/web_e_2425/documents/ta.pdf">tasca 5</text:a>.</text:p>
        </text:list-item>
        <text:list-item>
          <text:p text:style-name="P193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2"/>
      <text:p text:style-name="P62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2"/>
      <text:p text:style-name="P55">Comentem <text:s/></text:p>
      <text:list xml:id="list224221241363035" text:continue-list="list224222281638760" text:style-name="L1">
        <text:list-item>
          <text:p text:style-name="P194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7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70"/>
        </text:list-item>
      </text:list>
      <text:p text:style-name="P42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2"/>
      <text:list xml:id="list5342404767533370338" text:style-name="L6">
        <text:list-item>
          <text:p text:style-name="P17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85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20"><text:span text:style-name="T21">Comencem a comentar apartat 1.2 </text:span><text:span text:style-name="T50">La derivada y ejemplos de tensiones variables </text:span><text:span text:style-name="T51">(fins pàg. 13)</text:span></text:p>
      <text:p text:style-name="P122">Comentem exercici 1.2-1</text:p>
      <text:p text:style-name="P121"/>
      <text:p text:style-name="P121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3"/>
      <text:p text:style-name="P56">Comentem <text:s/></text:p>
      <text:list xml:id="list224222312206012" text:continue-list="list224221241363035" text:style-name="L1">
        <text:list-item>
          <text:p text:style-name="P196">Treball autònom 9</text:p>
        </text:list-item>
        <text:list-item>
          <text:p text:style-name="P198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7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71"/>
        </text:list-item>
      </text:list>
      <text:p text:style-name="P43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3"/>
      <text:p text:style-name="P63">Lliure triat pel centre</text:p>
      <text:list xml:id="list6435275795086299180" text:style-name="L7">
        <text:list-header>
          <text:p text:style-name="P186"><text:s/></text:p>
        </text:list-header>
      </text:list>
      <text:p text:style-name="P9">Di<text:span text:style-name="T5">vendres</text:span><text:tab/><text:tab/><text:tab/><text:span text:style-name="T52">01</text:span>/<text:span text:style-name="T6">11</text:span>/2<text:span text:style-name="T1">4</text:span></text:p>
      <text:p text:style-name="P9"/>
      <text:p text:style-name="P63">Tots Sants</text:p>
      <text:p text:style-name="P9"/>
      <text:p text:style-name="P134"/>
      <text:p text:style-name="P134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4"/>
      <text:p text:style-name="P64"><text:a xlink:type="simple" xlink:href="https://paulinoposada.github.io/web_e/web_e_2425/documents/examens/241106_ome_map33a_examen_sol.pdf">Examen</text:a></text:p>
      <text:list xml:id="list224221549532812" text:continue-list="list224222312206012" text:style-name="L1">
        <text:list-header>
          <text:p text:style-name="P172"/>
        </text:list-header>
      </text:list>
      <text:p text:style-name="P44"/>
      <text:p text:style-name="P10"/>
      <text:p text:style-name="P157">Di<text:span text:style-name="T3">jous</text:span><text:tab/><text:tab/><text:tab/><text:tab/><text:span text:style-name="T53">07</text:span>/<text:span text:style-name="T6">11</text:span>/2<text:span text:style-name="T1">4</text:span></text:p>
      <text:p text:style-name="P44"/>
      <text:list xml:id="list4132096494384511529" text:style-name="L8">
        <text:list-item>
          <text:p text:style-name="P178"><text:span text:style-name="T53">Comentem solució de l'</text:span><text:a xlink:type="simple" xlink:href="https://paulinoposada.github.io/web_e/web_e_2425/documents/examens/241106_ome_map33a_examen_sol.pdf"><text:span text:style-name="T53">examen</text:span></text:a><text:span text:style-name="T53">.</text:span></text:p>
          <text:p text:style-name="P187"><text:s/></text:p>
        </text:list-item>
      </text:list>
      <text:p text:style-name="P10"/>
      <text:p text:style-name="P10">Di<text:span text:style-name="T5">vendres</text:span><text:tab/><text:tab/><text:tab/><text:span text:style-name="T53">08</text:span>/<text:span text:style-name="T6">11</text:span>/2<text:span text:style-name="T1">4</text:span></text:p>
      <text:p text:style-name="P10"/>
      <text:p text:style-name="P134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35"/>
      <text:p text:style-name="P135"/>
      <text:p text:style-name="P135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5"/>
      <text:p text:style-name="P66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24221303743703" text:continue-list="list224221549532812" text:style-name="L1">
        <text:list-header>
          <text:p text:style-name="P173"/>
        </text:list-header>
      </text:list>
      <text:p text:style-name="P45"/>
      <text:p text:style-name="P11">Di<text:span text:style-name="T3">jous</text:span><text:tab/><text:tab/><text:tab/><text:tab/><text:span text:style-name="T54">14</text:span>/<text:span text:style-name="T6">11</text:span>/2<text:span text:style-name="T1">4</text:span></text:p>
      <text:p text:style-name="P65"/>
      <text:p text:style-name="P65"><text:span text:style-name="T55">Comentat treball </text:span><text:a xlink:type="simple" xlink:href="https://paulinoposada.github.io/web_e/web_e_2425/documents/ta/ta_09.pdf"><text:span text:style-name="T55">autonom 9</text:span></text:a><text:span text:style-name="T5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8">Terminat de comentar l'apartat 1.3 Capacidad de un condensador. </text:p>
      <text:p text:style-name="P69">Comentat apartat 1.4 Conexión serie/paralelo de condensadores</text:p>
      <text:p text:style-name="P70">Comentat apartat 1.5 Condensadores en la práctica</text:p>
      <text:p text:style-name="P70">Començat a comentar l'exercici 1.4-3 pàg. 36</text:p>
      <text:p text:style-name="P69"/>
      <text:list xml:id="list4604350413133325628" text:style-name="L9">
        <text:list-header>
          <text:p text:style-name="P179"/>
          <text:p text:style-name="P188"><text:s/></text:p>
        </text:list-header>
      </text:list>
      <text:p text:style-name="P11">Di<text:span text:style-name="T5">vendres</text:span><text:tab/><text:tab/><text:tab/><text:span text:style-name="T5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4">Comentat exercici <text:span text:style-name="T56">l'exercici 1.4-3 pàg. 36 </text:span>i treball <text:a xlink:type="simple" xlink:href="https://paulinoposada.github.io/web_e/web_e_2425/documents/ta/ta_11.pdf">autònom 11</text:a>.</text:p>
      <text:p text:style-name="P74"/>
      <text:p text:style-name="P74"/>
      <text:p text:style-name="P136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6"/>
      <text:p text:style-name="P79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9"/>
      <text:p text:style-name="P79">Començat amb <text:a xlink:type="simple" xlink:href="https://paulinoposada.github.io/web_e/web_e_2425/documents/apunts/unitat_6_magnetisme/e_apunts_ud_6_gs.pdf">unitat 6</text:a>.</text:p>
      <text:p text:style-name="P79">Comentat apartat 1.1 Imanes permanentes.</text:p>
      <text:p text:style-name="P80">Comentat apartat 1.<text:span text:style-name="T58">2</text:span> <text:span text:style-name="T58">Electromagnetismo</text:span>.</text:p>
      <text:p text:style-name="P67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24222347995942" text:continue-list="list224221303743703" text:style-name="L1">
        <text:list-header>
          <text:p text:style-name="P174"/>
        </text:list-header>
      </text:list>
      <text:p text:style-name="P46"/>
      <text:p text:style-name="P14">Di<text:span text:style-name="T3">jous</text:span><text:tab/><text:tab/><text:tab/><text:tab/><text:span text:style-name="T57">21</text:span>/<text:span text:style-name="T6">11</text:span>/2<text:span text:style-name="T1">4</text:span></text:p>
      <text:p text:style-name="P81"/>
      <text:p text:style-name="P81">Co<text:span text:style-name="T59">ntinuat</text:span> amb <text:a xlink:type="simple" xlink:href="https://paulinoposada.github.io/web_e/web_e_2425/documents/apunts/unitat_6_magnetisme/e_apunts_ud_6_gs.pdf">unitat 6</text:a>.</text:p>
      <text:p text:style-name="P91">Comentat apartat 1.4 Permeabilidad y saturación</text:p>
      <text:p text:style-name="P14"/>
      <text:p text:style-name="P14"/>
      <text:p text:style-name="P14"/>
      <text:p text:style-name="P158">Di<text:span text:style-name="T5">vendres</text:span><text:tab/><text:tab/><text:tab/><text:span text:style-name="T57">22</text:span>/<text:span text:style-name="T6">11</text:span>/2<text:span text:style-name="T1">4</text:span></text:p>
      <text:p text:style-name="P81"/>
      <text:p text:style-name="P81">Co<text:span text:style-name="T59">ntinuat</text:span> amb <text:a xlink:type="simple" xlink:href="https://paulinoposada.github.io/web_e/web_e_2425/documents/apunts/unitat_6_magnetisme/e_apunts_ud_6_gs.pdf">unitat 6</text:a>.</text:p>
      <text:p text:style-name="P91">Comentat apartat 1.4 Permeabilidad y saturación</text:p>
      <text:p text:style-name="P15"/>
      <text:p text:style-name="P75"/>
      <text:p text:style-name="P137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1"/>
      <text:p text:style-name="P91">Preparació examen.</text:p>
      <text:p text:style-name="P60"/>
      <text:p text:style-name="P47"/>
      <text:p text:style-name="P15">Di<text:span text:style-name="T3">jous</text:span><text:tab/><text:tab/><text:tab/><text:tab/><text:span text:style-name="T57">28</text:span>/<text:span text:style-name="T6">11</text:span>/2<text:span text:style-name="T1">4</text:span></text:p>
      <text:p text:style-name="P91"/>
      <text:p text:style-name="P91">Examen</text:p>
      <text:p text:style-name="P71"/>
      <text:p text:style-name="P88"/>
      <text:p text:style-name="P88"/>
      <text:p text:style-name="P15">Di<text:span text:style-name="T5">vendres</text:span><text:tab/><text:tab/><text:tab/><text:span text:style-name="T57">22</text:span>/<text:span text:style-name="T6">11</text:span>/2<text:span text:style-name="T1">4</text:span></text:p>
      <text:p text:style-name="P76"/>
      <text:p text:style-name="P97">Comentem <text:a xlink:type="simple" xlink:href="https://paulinoposada.github.io/web_e/web_e_2425/documents/examens/241128_ome_map33a_examen_sol.pdf">solució examen</text:a></text:p>
      <text:p text:style-name="P75"/>
      <text:p text:style-name="P138"/>
      <text:p text:style-name="P138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2"/>
      <text:p text:style-name="P82">Co<text:span text:style-name="T59">ntinuat</text:span> amb <text:a xlink:type="simple" xlink:href="https://paulinoposada.github.io/web_e/web_e_2425/documents/apunts/unitat_6_magnetisme/e_apunts_ud_6_gs.pdf">unitat 6</text:a>.</text:p>
      <text:p text:style-name="P98">Comentem apartat 1.5 Inducción electromagnética</text:p>
      <text:p text:style-name="P98">Comentem apartat 1.6 Inducción mutua</text:p>
      <text:p text:style-name="P98">Comentem els exercicis 1.12-6 i 7</text:p>
      <text:p text:style-name="P61"/>
      <text:p text:style-name="P48"/>
      <text:p text:style-name="P16">Di<text:span text:style-name="T3">jous</text:span><text:tab/><text:tab/><text:tab/><text:tab/><text:span text:style-name="T60">05</text:span>/<text:span text:style-name="T6">12</text:span>/2<text:span text:style-name="T1">4</text:span></text:p>
      <text:p text:style-name="P92"/>
      <text:p text:style-name="P99">Baixem al taller, continuem amb la <text:a xlink:type="simple" xlink:href="https://paulinoposada.github.io/web_e/web_e_2425/documents/practiques/practica_condensador.pdf"><text:span text:style-name="T61">pràctica condensador</text:span></text:a><text:span text:style-name="T61">.</text:span> </text:p>
      <text:p text:style-name="P72"/>
      <text:p text:style-name="P89"/>
      <text:p text:style-name="P89"/>
      <text:p text:style-name="P16">Di<text:span text:style-name="T5">vendres</text:span><text:tab/><text:tab/><text:tab/><text:span text:style-name="T60">06</text:span>/<text:span text:style-name="T6">12</text:span>/2<text:span text:style-name="T1">4</text:span></text:p>
      <text:p text:style-name="P77"/>
      <text:p text:style-name="P99">Festiu</text:p>
      <text:p text:style-name="P139"/>
      <text:p text:style-name="P139"/>
      <text:p text:style-name="P139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3"/>
      <text:p text:style-name="P100">Baixa</text:p>
      <text:p text:style-name="P49"/>
      <text:p text:style-name="P17"/>
      <text:p text:style-name="P17">Di<text:span text:style-name="T3">jous</text:span><text:tab/><text:tab/><text:tab/><text:tab/><text:span text:style-name="T62">12</text:span>/<text:span text:style-name="T6">12</text:span>/2<text:span text:style-name="T1">4</text:span></text:p>
      <text:p text:style-name="P93"/>
      <text:p text:style-name="P100">Baixa</text:p>
      <text:p text:style-name="P73"/>
      <text:p text:style-name="P90"/>
      <text:p text:style-name="P17"/>
      <text:p text:style-name="P159">Di<text:span text:style-name="T5">vendres</text:span><text:tab/><text:tab/><text:tab/><text:span text:style-name="T62">13</text:span>/<text:span text:style-name="T6">12</text:span>/2<text:span text:style-name="T1">4</text:span></text:p>
      <text:p text:style-name="P78"/>
      <text:p text:style-name="P100">Baixa</text:p>
      <text:p text:style-name="P78"/>
      <text:p text:style-name="P78"/>
      <text:p text:style-name="P139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3"/>
      <text:p text:style-name="P100">Comentem dubtes examen.</text:p>
      <text:p text:style-name="P83">Co<text:span text:style-name="T59">ntinuat</text:span> amb <text:a xlink:type="simple" xlink:href="https://paulinoposada.github.io/web_e/web_e_2425/documents/apunts/unitat_6_magnetisme/e_apunts_ud_6_gs.pdf">unitat 6</text:a>.</text:p>
      <text:p text:style-name="P100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2">19</text:span>/<text:span text:style-name="T6">12</text:span>/2<text:span text:style-name="T1">4</text:span></text:p>
      <text:p text:style-name="P93"/>
      <text:p text:style-name="P100">Examen</text:p>
      <text:p text:style-name="P73"/>
      <text:p text:style-name="P90"/>
      <text:p text:style-name="P140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3">Repassem <text:a xlink:type="simple" xlink:href="https://paulinoposada.github.io/web_e/web_e_2425/documents/apunts/unitat_6_magnetisme/e_apunts_ud_6_gs.pdf"><text:span text:style-name="T57">unitat 6</text:span></text:a>.</text:p>
      <text:p text:style-name="P102">Comentem apartat 1.7 Inductores i inductancia</text:p>
      <text:p text:style-name="P94"/>
      <text:p text:style-name="P101"/>
      <text:p text:style-name="P141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3"/>
      <text:p text:style-name="P84">Co<text:span text:style-name="T59">ntinuat</text:span> amb <text:a xlink:type="simple" xlink:href="https://paulinoposada.github.io/web_e/web_e_2425/documents/apunts/unitat_6_magnetisme/e_apunts_ud_6_gs.pdf">unitat 6</text:a>.</text:p>
      <text:p text:style-name="P103">Comentem apartat 1.<text:span text:style-name="T63">8</text:span> <text:span text:style-name="T63">Càlcul d'inductors.</text:span></text:p>
      <text:p text:style-name="P95"/>
      <text:p text:style-name="P142"/>
      <text:p text:style-name="P142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4"/>
      <text:p text:style-name="P85">Co<text:span text:style-name="T59">ntinuat</text:span> amb <text:a xlink:type="simple" xlink:href="https://paulinoposada.github.io/web_e/web_e_2425/documents/apunts/unitat_6_magnetisme/e_apunts_ud_6_gs.pdf">unitat 6</text:a>.</text:p>
      <text:p text:style-name="P104">Comentem apartat<text:span text:style-name="T64">s</text:span> 1.<text:span text:style-name="T64">9</text:span> <text:span text:style-name="T64">Factors que influeixen en l'inductància, 1.10 Inductors en sèrie i paral·lel i 1.11 Inductors en la pràctica.</text:span></text:p>
      <text:p text:style-name="P104"/>
      <text:p text:style-name="P96"/>
      <text:p text:style-name="P143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5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5"/>
      <text:p text:style-name="P21"/>
      <text:p text:style-name="P21">Dijous <text:tab/><text:tab/><text:tab/>16/01/25</text:p>
      <text:p text:style-name="P21"/>
      <text:p text:style-name="P86">Co<text:span text:style-name="T59">ntinuat</text:span> amb <text:a xlink:type="simple" xlink:href="https://paulinoposada.github.io/web_e/web_e_2425/documents/apunts/unitat_6_magnetisme/e_apunts_ud_6_gs.pdf">unitat 6</text:a>.</text:p>
      <text:p text:style-name="P106">Comentem el<text:span text:style-name="T65">s</text:span> exercicis 1.12-1 a 1<text:span text:style-name="T65">2</text:span></text:p>
      <text:p text:style-name="P21"/>
      <text:p text:style-name="P21"/>
      <text:p text:style-name="P22"/>
      <text:p text:style-name="P160">Di<text:span text:style-name="T65">vendres</text:span> <text:tab/><text:tab/><text:tab/>1<text:span text:style-name="T65">7</text:span>/01/25</text:p>
      <text:p text:style-name="P22"/>
      <text:p text:style-name="P87"><text:span text:style-name="T65">Acabat</text:span> amb <text:a xlink:type="simple" xlink:href="https://paulinoposada.github.io/web_e/web_e_2425/documents/apunts/unitat_6_magnetisme/e_apunts_ud_6_gs.pdf">unitat 6</text:a>.</text:p>
      <text:p text:style-name="P107">Comen<text:span text:style-name="T65">tem</text:span> l<text:span text:style-name="T65">'</text:span>exercici 1.12-13</text:p>
      <text:p text:style-name="P107"/>
      <text:p text:style-name="P108">Començat amb la <text:a xlink:type="simple" xlink:href="https://paulinoposada.github.io/web_e/web_e_2425/documents/apunts/unitat_7_ca/e_apunts_ud_7_gs.pdf">unitat 7</text:a> - Corrent altern</text:p>
      <text:p text:style-name="P107">Come<text:span text:style-name="T65">nçam a comentar l'apartat 1, teoria bàsica.</text:span></text:p>
      <text:p text:style-name="P108"/>
      <text:p text:style-name="P108"/>
      <text:p text:style-name="P144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4"/>
      <text:p text:style-name="P152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2">Comentat el funcionament del circuit.</text:p>
      <text:p text:style-name="P152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6">Baixat al taller. Comencen a muntar la pràctica motor 2, els grups 1 i 2</text:p>
      <text:p text:style-name="P145"/>
      <text:p text:style-name="P145"/>
      <text:p text:style-name="P145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5"/>
      <text:p text:style-name="P109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3"><text:span text:style-name="T67">Terminem de c</text:span>oment<text:span text:style-name="T67">ar</text:span> <text:span text:style-name="T67">l'</text:span>apartat <text:span text:style-name="T67">1 Corrient altern (ca, AC), teoria bàsica.</text:span> </text:p>
      <text:p text:style-name="P108"/>
      <text:p text:style-name="P108"/>
      <text:p text:style-name="P108"/>
      <text:p text:style-name="P146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6"/>
      <text:p text:style-name="P110"><text:span text:style-name="T68">Repassat els exercicis 1.12-14 i 1.12-15 de la </text:span><text:a xlink:type="simple" xlink:href="https://paulinoposada.github.io/web_e/web_e_2425/documents/apunts/unitat_6_magnetisme/e_apunts_ud_6_gs.pdf"><text:span text:style-name="T68">unitat 6</text:span></text:a><text:span text:style-name="T68">.</text:span></text:p>
      <text:p text:style-name="P114"/>
      <text:p text:style-name="P114"/>
      <text:p text:style-name="P147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7"/>
      <text:p text:style-name="P153"><text:span text:style-name="T38">C</text:span><text:span text:style-name="T27">omentem dubtes relatius a l'examen de demà.</text:span></text:p>
      <text:p text:style-name="P18"/>
      <text:p text:style-name="P18"/>
      <text:p text:style-name="P148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4"/>
      <text:p text:style-name="P154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17">Comentem la solució de l'examen.</text:p>
      <text:p text:style-name="P117"/>
      <text:p text:style-name="P117"/>
      <text:p text:style-name="P149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49"/>
      <text:p text:style-name="P151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49"/>
      <text:p text:style-name="P149"/>
      <text:p text:style-name="P150"/>
      <text:p text:style-name="P161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50"/>
      <text:p text:style-name="P111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5"/>
      <text:p text:style-name="P118">Comentem apartat 1.1 Corriente alterna monofásica </text:p>
      <text:p text:style-name="P118">Comentem apartat 1.1.1 Esquema de principio de un generador de corriente continua</text:p>
      <text:p text:style-name="P115"><text:span text:style-name="T69">Comentem apartat 1.1.2 Inducción de corriente al mover un conductor dentro de un campo magnético</text:span> </text:p>
      <text:p text:style-name="P118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1">vendres</text:span><text:tab/><text:tab/><text:tab/><text:span text:style-name="T70">07</text:span>/<text:span text:style-name="T66">02</text:span>/2<text:span text:style-name="T66">5</text:span></text:p>
      <text:p text:style-name="P115"/>
      <text:p text:style-name="P119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24"><text:span text:style-name="T18">Feim </text:span><text:span text:style-name="T19">l'exercici 1</text:span><text:span text:style-name="T18"> </text:span></text:p>
      <text:p text:style-name="P123">Crea un sketch que encienda secuencialmente 3 LEDs, con una pausa de 1 segundo entre el encendido y apagado. Dibuja el esquema de montaje de los 3 LEDs. </text:p>
      <text:p text:style-name="P124"/>
      <text:p text:style-name="P124"/>
      <text:p text:style-name="P132"><text:span text:style-name="T72">D</text:span>i<text:span text:style-name="T72">mecres</text:span><text:tab/><text:tab/><text:tab/><text:span text:style-name="T72">12</text:span>/<text:span text:style-name="T66">02</text:span>/2<text:span text:style-name="T66">5</text:span></text:p>
      <text:p text:style-name="P132"/>
      <text:p text:style-name="P125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3">magnetisme 1</text:span></text:a> </text:p>
      <text:p text:style-name="P125"/>
      <text:p text:style-name="P125"/>
      <text:p text:style-name="P132"><text:span text:style-name="T72">D</text:span>i<text:span text:style-name="T72">jous</text:span><text:tab/><text:tab/><text:tab/><text:tab/><text:span text:style-name="T72">13</text:span>/<text:span text:style-name="T66">02</text:span>/2<text:span text:style-name="T66">5</text:span></text:p>
      <text:p text:style-name="P132"/>
      <text:p text:style-name="P126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6"/>
      <text:p text:style-name="P128">Comentem <text:span text:style-name="T72">exercicis 1.1.5-1 a 4.</text:span></text:p>
      <text:p text:style-name="P125"/>
      <text:p text:style-name="P125"/>
      <text:p text:style-name="P150"/>
      <text:p text:style-name="P25">Divendres <text:tab/><text:tab/><text:tab/>14/02/25</text:p>
      <text:p text:style-name="P25"/>
      <text:p text:style-name="P127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7"/>
      <text:p text:style-name="P129">Comentem l'apartat 1.2.3 Velocitat angular</text:p>
      <text:p text:style-name="P129">Comentem els exercicis 1.2.3-1 i 2.</text:p>
      <text:p text:style-name="P129"/>
      <text:p text:style-name="P129"/>
      <text:p text:style-name="P26">Di<text:span text:style-name="T74">mecres</text:span> <text:tab/><text:tab/><text:tab/>1<text:span text:style-name="T74">9</text:span>/02/25</text:p>
      <text:p text:style-name="P133"/>
      <text:p text:style-name="P131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130">Comentem esquema i muntatge de l'exercici 1 (pàg. 21).</text:p>
      <text:p text:style-name="P130">Muntem la pràctica 2 - LED encès per un polsador.</text:p>
      <text:p text:style-name="P129"/>
      <text:p text:style-name="P197"/>
      <text:p text:style-name="P203">Di<text:span text:style-name="T75">jous</text:span> <text:tab/><text:tab/><text:tab/><text:span text:style-name="T75">20</text:span>/02/25</text:p>
      <text:p text:style-name="P197"/>
      <text:p text:style-name="P201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201"/>
      <text:p text:style-name="P200">Comentem l'apartat 1.2.<text:span text:style-name="T75">4 Seno y coseno.</text:span></text:p>
      <text:p text:style-name="P200">Comentem l'apartat 1.2.<text:span text:style-name="T75">5 Representación gráfica de intensidad y tensión.</text:span></text:p>
      <text:p text:style-name="P202">Comentem l'apartat 1.2.5.1 Ondas de intensidad y tensión en una resistencia</text:p>
      <text:p text:style-name="P202"/>
      <text:p text:style-name="P20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20T22:42:20.836032306</dc:date>
    <meta:editing-duration>PT5H57M</meta:editing-duration>
    <meta:editing-cycles>110</meta:editing-cycles>
    <meta:document-statistic meta:table-count="0" meta:image-count="0" meta:object-count="0" meta:page-count="9" meta:paragraph-count="212" meta:word-count="1035" meta:character-count="6820" meta:non-whitespace-character-count="5849"/>
  </office:meta>
</office:document-meta>
</file>